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ae35" officeooo:paragraph-rsid="0010ae35"/>
    </style:style>
    <style:style style:name="P2" style:family="paragraph" style:parent-style-name="Standard">
      <style:paragraph-properties fo:text-align="start" style:justify-single-word="false"/>
      <style:text-properties officeooo:rsid="0010ae35" officeooo:paragraph-rsid="0010ae35"/>
    </style:style>
    <style:style style:name="P3" style:family="paragraph" style:parent-style-name="Standard">
      <style:paragraph-properties fo:text-align="start" style:justify-single-word="false"/>
      <style:text-properties officeooo:rsid="0010ae35" officeooo:paragraph-rsid="001287aa"/>
    </style:style>
    <style:style style:name="P4" style:family="paragraph" style:parent-style-name="Standard">
      <style:paragraph-properties fo:text-align="start" style:justify-single-word="false"/>
      <style:text-properties officeooo:rsid="0011a581" officeooo:paragraph-rsid="0011a581"/>
    </style:style>
    <style:style style:name="P5" style:family="paragraph" style:parent-style-name="Standard">
      <style:paragraph-properties fo:text-align="start" style:justify-single-word="false"/>
      <style:text-properties officeooo:rsid="001287aa" officeooo:paragraph-rsid="001287aa"/>
    </style:style>
    <style:style style:name="P6" style:family="paragraph" style:parent-style-name="Standard">
      <style:paragraph-properties fo:text-align="center" style:justify-single-word="false"/>
      <style:text-properties officeooo:rsid="001287aa" officeooo:paragraph-rsid="001287aa"/>
    </style:style>
    <style:style style:name="P7" style:family="paragraph" style:parent-style-name="Standard">
      <style:paragraph-properties fo:text-align="center" style:justify-single-word="false"/>
      <style:text-properties officeooo:rsid="0013aa6d" officeooo:paragraph-rsid="0013aa6d"/>
    </style:style>
    <style:style style:name="P8" style:family="paragraph" style:parent-style-name="Standard">
      <style:paragraph-properties fo:text-align="start" style:justify-single-word="false"/>
      <style:text-properties officeooo:rsid="0013aa6d" officeooo:paragraph-rsid="0013aa6d"/>
    </style:style>
    <style:style style:name="P9" style:family="paragraph" style:parent-style-name="Standard">
      <style:paragraph-properties fo:text-align="start" style:justify-single-word="false"/>
      <style:text-properties officeooo:rsid="0015708d" officeooo:paragraph-rsid="00157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uagens de montagem </text:p>
      <text:p text:style-name="P1"/>
      <text:p text:style-name="P1"/>
      <text:p text:style-name="P2">07/01/2016 </text:p>
      <text:p text:style-name="P2"/>
      <text:p text:style-name="P2"/>
      <text:p text:style-name="P2">Dandamudi, S. introdoction do Assembly language programming: for pentium and risc processor. Springer, 2005 ---&gt; livro texto </text:p>
      <text:p text:style-name="P2"/>
      <text:p text:style-name="P4">mingw – gcc → instalar </text:p>
      <text:p text:style-name="P4">gcc teste.c <text:s/>-o teste.exe <text:s/></text:p>
      <text:p text:style-name="P4">gcc teste.c <text:s/>-o teste</text:p>
      <text:p text:style-name="P4">cd – muda de pasta</text:p>
      <text:p text:style-name="P4">ls – lista</text:p>
      <text:p text:style-name="P4">cd .. - volta uma pasta</text:p>
      <text:p text:style-name="P4">./ - executa </text:p>
      <text:p text:style-name="P4"/>
      <text:p text:style-name="P3">Prova 1 – 25/04/2016</text:p>
      <text:p text:style-name="P3">Prova 2 – 23/05/2016 </text:p>
      <text:p text:style-name="P2">Trabalho – 20/06/2016</text:p>
      <text:p text:style-name="P2"/>
      <text:p text:style-name="P2"/>
      <text:p text:style-name="P2">- Em linux</text:p>
      <text:p text:style-name="P5"/>
      <text:p text:style-name="P5">Revisão sobre</text:p>
      <text:p text:style-name="P5"/>
      <text:p text:style-name="P2">Unidade Central de Processamento</text:p>
      <text:p text:style-name="P2"/>
      <text:p text:style-name="P2">É composta por UC – unidade de controle, unidade lógica aritmética, registradores </text:p>
      <text:p text:style-name="P2"/>
      <text:p text:style-name="P6">assembly – Montagem</text:p>
      <text:p text:style-name="P6">Assembler – Montador</text:p>
      <text:p text:style-name="P6"/>
      <text:p text:style-name="P5">Revisão de arquitetura de computadores</text:p>
      <text:p text:style-name="P6"><text:s/></text:p>
      <text:p text:style-name="P6"/>
      <text:p text:style-name="P7">Linguagem Assembly </text:p>
      <text:p text:style-name="P7"/>
      <text:p text:style-name="P8">É definida de acordo pelo conjunto de instruções e arquitetura do processador;</text:p>
      <text:p text:style-name="P8"/>
      <text:p text:style-name="P8">NASM → netwide assembler <text:s/>→ instalar </text:p>
      <text:p text:style-name="P8">GAS ( GNU assembler) → inicio e final </text:p>
      <text:p text:style-name="P8"/>
      <text:p text:style-name="P9">nasm -f elf -o $program.o $program.asm </text:p>
      <text:p text:style-name="P9">ld -m elf_i386 -s -o $program $program.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4:24:50.072235847</meta:creation-date>
    <dc:date>2016-03-07T16:13:13.674346637</dc:date>
    <meta:editing-duration>PT2M12S</meta:editing-duration>
    <meta:editing-cycles>1</meta:editing-cycles>
    <meta:document-statistic meta:table-count="0" meta:image-count="0" meta:object-count="0" meta:page-count="1" meta:paragraph-count="27" meta:word-count="127" meta:character-count="822" meta:non-whitespace-character-count="696"/>
    <meta:generator>LibreOffice/4.2.8.2$Linux_X86_64 LibreOffice_project/420m0$Build-2</meta:generator>
  </office:meta>
</office:document-meta>
</file>